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fo:font-style="italic" style:font-style-asian="italic" style:font-style-complex="italic"/>
    </style:style>
    <style:style style:name="P2" style:family="paragraph" style:parent-style-name="Heading_20_1">
      <style:text-properties style:font-name="Arial" fo:font-size="16.1000003814697pt" fo:font-weight="bold" officeooo:rsid="001e2609" officeooo:paragraph-rsid="001e2609" style:font-name-asian="Microsoft YaHei" style:font-size-asian="16.1000003814697pt" style:font-weight-asian="bold" style:font-name-complex="Arial1" style:font-size-complex="16.1000003814697pt" style:font-weight-complex="bold"/>
    </style:style>
    <style:style style:name="P3" style:family="paragraph" style:parent-style-name="Heading_20_2">
      <style:text-properties officeooo:paragraph-rsid="001e2609"/>
    </style:style>
    <style:style style:name="P4" style:family="paragraph" style:parent-style-name="Text_20_body">
      <style:text-properties officeooo:rsid="001e2609" officeooo:paragraph-rsid="001e2609"/>
    </style:style>
    <style:style style:name="T1" style:family="text">
      <style:text-properties fo:text-transform="lowercase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style:font-name="Arial" fo:font-size="14pt" fo:font-style="italic" fo:font-weight="bold" officeooo:rsid="001e2609" style:font-name-asian="Microsoft YaHei" style:font-size-asian="14pt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font-variant="small-caps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wrap">
        <text:p text:style-name="P4">Rainer Maria Rilke</text:p>
        <text:p text:style-name="P4">Lorand Gaspar (trad.)</text:p>
        <text:h text:style-name="P2" text:outline-level="1">Nouveaux poèmes</text:h>
        <text:h text:style-name="P3" text:outline-level="2"><text:span text:style-name="T3">Orphée. Eurydice. Hermès</text:span></text:h>
        <text:p text:style-name="_3c_l_3e_">C’étaient les mines enchantées des âmes.</text:p>
        <text:p text:style-name="_3c_l_3e_">Tels des minerais d’argent silencieux elles allaient</text:p>
        <text:p text:style-name="_3c_l_3e_">en filons à travers les ténèbres.</text:p>
        <text:p text:style-name="_3c_l_3e_">Le sang qui s’écoule vers les hommes jaillissait parmi les racines</text:p>
        <text:p text:style-name="_3c_l_3e_">il semblait dans l’obscurité lourd comme du porphyre.</text:p>
        <text:p text:style-name="_3c_l_3e_">Hors lui rien n’était rouge.</text:p>
        <text:p text:style-name="_3c_l_3e_"/>
        <text:p text:style-name="_3c_l_3e_">Il y avait là des rochers</text:p>
        <text:p text:style-name="_3c_l_3e_">et des forêts inhabitées. Ponts au-dessus du vide</text:p>
        <text:p text:style-name="_3c_l_3e_">et ce grand lac aveugle et gris,</text:p>
        <text:p text:style-name="_3c_l_3e_">suspendu au-dessus de ses fonds lointains</text:p>
        <text:p text:style-name="_3c_l_3e_">tel un ciel de pluie sur un paysage.</text:p>
        <text:p text:style-name="_3c_l_3e_">Entre les douces prairies pleines de patience,</text:p>
        <text:p text:style-name="_3c_l_3e_">on percevait la bande pâle de la route unique</text:p>
        <text:p text:style-name="_3c_l_3e_">comme une grande lessive qu’on eût mise à sécher.</text:p>
        <text:p text:style-name="_3c_l_3e_"/>
        <text:p text:style-name="_3c_l_3e_">Ce fut par ce chemin qu’ils arrivèrent.</text:p>
        <text:p text:style-name="_3c_l_3e_">En tête l’homme élancé dans le manteau bleu,</text:p>
        <text:p text:style-name="_3c_l_3e_">muet, précédé de son impatient regard.</text:p>
        <text:p text:style-name="_3c_l_3e_">Sans le mâcher, son pas dévorait à bouchées énormes</text:p>
        <text:p text:style-name="_3c_l_3e_">le chemin ; ses mains pendaient</text:p>
        <text:p text:style-name="_3c_l_3e_">lourdes et fermées entre les plis tombants</text:p>
        <text:p text:style-name="_3c_l_3e_">et n’avaient plus conscience de la lyre légère</text:p>
        <text:p text:style-name="_3c_l_3e_">qui était dans sa main gauche enracinée</text:p>
        <text:p text:style-name="_3c_l_3e_">comme une rose grimpante dans une branche d’olivier.</text:p>
        <text:p text:style-name="_3c_l_3e_">Ses sens étaient comme dédoublés :</text:p>
        <text:p text:style-name="_3c_l_3e_">son regard courait au-devant comme un chien,</text:p>
        <text:p text:style-name="_3c_l_3e_">et revenait, pour sans cesse à nouveau</text:p>
        <text:p text:style-name="_3c_l_3e_">se poster en attente très loin au tournant prochain, – </text:p>
        <text:p text:style-name="_3c_l_3e_">et son ouïe s’attardait comme une odeur.</text:p>
        <text:p text:style-name="_3c_l_3e_">Parfois il lui semblait que derrière lui</text:p>
        <text:p text:style-name="_3c_l_3e_">elle rejoignait les deux autres marcheurs</text:p>
        <text:p text:style-name="_3c_l_3e_">qui devaient le suivre tout au long de cette montée.</text:p>
        <text:p text:style-name="_3c_l_3e_"/>
        <text:p text:style-name="_3c_l_3e_">De nouveau ce n’était que l’écho de ses pas</text:p>
        <text:p text:style-name="_3c_l_3e_">et le vent de son manteau qui le suivait.</text:p>
        <text:p text:style-name="_3c_l_3e_">Mais il se dit qu’ils allaient venir tout de même ;</text:p>
        <text:p text:style-name="_3c_l_3e_">il se le dit tout haut écoutant son écho.</text:p>
        <text:p text:style-name="_3c_l_3e_">Ils venaient sans doute, mais tous deux marchaient</text:p>
        <text:p text:style-name="_3c_l_3e_">avec une terrifiante douceur. S’il eût été permis</text:p>
        <text:p text:style-name="_3c_l_3e_">qu’il se retournât (si ce regard en arrière</text:p>
        <text:p text:style-name="_3c_l_3e_">n’eût signifié la ruine de toute l'œuvre déjà accomplie)</text:p>
        <text:p text:style-name="_3c_l_3e_">il eût pu les voir,</text:p>
        <text:p text:style-name="_3c_l_3e_">les deux taciturnes qui suivaient en silence ;</text:p>
        <text:p text:style-name="_3c_l_3e_"><text:soft-page-break/></text:p>
        <text:p text:style-name="_3c_l_3e_">Le dieu de la marche et du message lointain,</text:p>
        <text:p text:style-name="_3c_l_3e_">le casque du voyage surmontant la clarté des yeux,</text:p>
        <text:p text:style-name="_3c_l_3e_">portant au-devant de son corps le fin caducée</text:p>
        <text:p text:style-name="_3c_l_3e_">et battant des ailes aux chevilles ;</text:p>
        <text:p text:style-name="_3c_l_3e_">confiante, à sa gauche : elle.</text:p>
        <text:p text:style-name="_3c_l_3e_"/>
        <text:p text:style-name="_3c_l_3e_">Celle qui fut tant aimée, qu’une lyre pour elle</text:p>
        <text:p text:style-name="_3c_l_3e_">fit entendre plus de plaintes que toutes les pleureuses,</text:p>
        <text:p text:style-name="_3c_l_3e_">au point qu’un monde de plainte naquit,</text:p>
        <text:p text:style-name="_3c_l_3e_">un monde où tout fut recréé : vallées et forêts,</text:p>
        <text:p text:style-name="_3c_l_3e_">chemins et villages, champs et bêtes et fleuves ;</text:p>
        <text:p text:style-name="_3c_l_3e_">et qu’autour de ce monde de plaintes</text:p>
        <text:p text:style-name="_3c_l_3e_">comme autour de l’autre Terre, un soleil</text:p>
        <text:p text:style-name="_3c_l_3e_">et un ciel constellé silencieux tournaient,</text:p>
        <text:p text:style-name="_3c_l_3e_">un ciel de plaintes aux étoiles effarées – :</text:p>
        <text:p text:style-name="_3c_l_3e_">celle qui fut tant aimée.</text:p>
        <text:p text:style-name="_3c_l_3e_"/>
        <text:p text:style-name="_3c_l_3e_">Et elle, elle marchait au bras de ce dieu,</text:p>
        <text:p text:style-name="_3c_l_3e_">son pas entravé par les longs bandeaux des morts,</text:p>
        <text:p text:style-name="_3c_l_3e_">incertaine, douce, sans impatience.</text:p>
        <text:p text:style-name="_3c_l_3e_">Plongée en elle-même comme un très haut espoir,</text:p>
        <text:p text:style-name="_3c_l_3e_">elle ne pensait point à l’homme qui marchait devant elle,</text:p>
        <text:p text:style-name="_3c_l_3e_">et non plus au chemin qui montait vers la vie.</text:p>
        <text:p text:style-name="_3c_l_3e_">Elle était en elle-même. Et sa mort</text:p>
        <text:p text:style-name="_3c_l_3e_">la remplissait comme une abondance.</text:p>
        <text:p text:style-name="_3c_l_3e_">Comme un fruit de douceur et de ténèbres,</text:p>
        <text:p text:style-name="_3c_l_3e_">elle était pleine de sa mort énorme</text:p>
        <text:p text:style-name="_3c_l_3e_">et neuve et ne comprenait rien.</text:p>
        <text:p text:style-name="_3c_l_3e_"/>
        <text:p text:style-name="_3c_l_3e_">Elle était dans une virginité nouvelle</text:p>
        <text:p text:style-name="_3c_l_3e_">et intouchable ; son sexe était clos</text:p>
        <text:p text:style-name="_3c_l_3e_">comme une jeune fleur au soir,</text:p>
        <text:p text:style-name="_3c_l_3e_">et ses mains tant déshabituées à s’unir à d’autres</text:p>
        <text:p text:style-name="_3c_l_3e_">que le toucher même infiniment doux</text:p>
        <text:p text:style-name="_3c_l_3e_">du plus léger des dieux qui la conduisait</text:p>
        <text:p text:style-name="_3c_l_3e_">lui pesait comme un geste trop familier.</text:p>
        <text:p text:style-name="_3c_l_3e_"/>
        <text:p text:style-name="_3c_l_3e_">Elle n’était plus cette jeune femme blonde</text:p>
        <text:p text:style-name="_3c_l_3e_">entrée jadis dans les chants du poète,</text:p>
        <text:p text:style-name="_3c_l_3e_">non plus le parfum du lit large ni son île</text:p>
        <text:p text:style-name="_3c_l_3e_">ni la possession de cet homme.</text:p>
        <text:p text:style-name="_3c_l_3e_"/>
        <text:p text:style-name="_3c_l_3e_">Elle était dissoute déjà comme une longue chevelure,</text:p>
        <text:p text:style-name="_3c_l_3e_">donnée comme une pluie déjà tombée</text:p>
        <text:p text:style-name="_3c_l_3e_">et distribuée comme des réserves abondantes.</text:p>
        <text:p text:style-name="_3c_l_3e_"/>
        <text:p text:style-name="_3c_l_3e_">Déjà elle était racine.</text:p>
        <text:p text:style-name="_3c_l_3e_"/>
        <text:p text:style-name="_3c_l_3e_">Lorsque soudain</text:p>
        <text:p text:style-name="_3c_l_3e_">le dieu la retint et douloureusement</text:p>
        <text:p text:style-name="_3c_l_3e_">prononça les paroles : Il s’est retourné –,</text:p>
        <text:p text:style-name="_3c_l_3e_"><text:soft-page-break/>elle ne comprit pas et dit tout bas : Qui ?</text:p>
        <text:p text:style-name="_3c_l_3e_"/>
        <text:p text:style-name="_3c_l_3e_">Au loin cependant, sombre dans l’issue claire</text:p>
        <text:p text:style-name="_3c_l_3e_">se tenait quelqu’un dont le visage</text:p>
        <text:p text:style-name="_3c_l_3e_">restait obscur. Il se tenait là debout et regardait</text:p>
        <text:p text:style-name="_3c_l_3e_">comment sur la bande étroite d’un sentier de prairie</text:p>
        <text:p text:style-name="_3c_l_3e_">le dieu du message le regard douloureux,</text:p>
        <text:p text:style-name="_3c_l_3e_">se retournait en silence pour suivre</text:p>
        <text:p text:style-name="_3c_l_3e_">celle qui déjà reprenait le chemin,</text:p>
        <text:p text:style-name="_3c_l_3e_">entravée par les longues bandelettes des morts,</text:p>
        <text:p text:style-name="_3c_l_3e_">douce patiente et incertaine.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3c_l_3e_" style:display-name="&lt;l&gt;" style:family="paragraph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6pt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25T15:50:34.34</meta:creation-date>
    <dc:date>2020-03-05T14:20:20.061133894</dc:date>
    <meta:editing-duration>P1DT1H7M15S</meta:editing-duration>
    <meta:editing-cycles>6</meta:editing-cycles>
    <meta:generator>LibreOffice/6.3.4.2$Linux_X86_64 LibreOffice_project/30$Build-2</meta:generator>
    <meta:document-statistic meta:table-count="0" meta:image-count="0" meta:object-count="0" meta:page-count="3" meta:paragraph-count="99" meta:word-count="713" meta:character-count="4004" meta:non-whitespace-character-count="3387"/>
  </office:meta>
</office:document-meta>
</file>